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entury Schoolbook L" fo:font-size="12pt" style:text-underline-style="none" officeooo:rsid="0009efdc" officeooo:paragraph-rsid="001319b8" style:font-size-asian="10.5pt" style:font-size-complex="12pt"/>
    </style:style>
    <style:style style:name="P2" style:family="paragraph" style:parent-style-name="Standard">
      <style:text-properties fo:color="#339966" style:font-name="Century Schoolbook L" fo:font-size="12pt" style:text-underline-style="none" officeooo:rsid="0009efdc" officeooo:paragraph-rsid="001319b8" style:font-size-asian="10.5pt" style:font-size-complex="12pt"/>
    </style:style>
    <style:style style:name="P3" style:family="paragraph" style:parent-style-name="Standard">
      <style:text-properties fo:color="#339966" style:font-name="Century Schoolbook L" fo:font-size="12pt" style:text-underline-style="none" officeooo:rsid="001319b8" officeooo:paragraph-rsid="001319b8" style:font-size-asian="10.5pt" style:font-size-complex="12pt"/>
    </style:style>
    <style:style style:name="P4" style:family="paragraph" style:parent-style-name="Standard">
      <style:text-properties fo:color="#003366" style:font-name="Century Schoolbook L" fo:font-size="12pt" style:text-underline-style="none" officeooo:rsid="0009efdc" officeooo:paragraph-rsid="001319b8" style:font-size-asian="10.5pt" style:font-size-complex="12pt"/>
    </style:style>
    <style:style style:name="P5" style:family="paragraph" style:parent-style-name="Standard">
      <style:text-properties fo:color="#00331a" style:font-name="Century Schoolbook L" fo:font-size="12pt" style:text-underline-style="none" officeooo:rsid="001319b8" officeooo:paragraph-rsid="001319b8" style:font-size-asian="10.5pt" style:font-size-complex="12pt"/>
    </style:style>
    <style:style style:name="P6" style:family="paragraph" style:parent-style-name="Standard">
      <style:text-properties fo:color="#193300" style:font-name="Century Schoolbook L" fo:font-size="12pt" style:text-underline-style="none" officeooo:rsid="001319b8" officeooo:paragraph-rsid="001319b8" style:font-size-asian="10.5pt" style:font-size-complex="12pt"/>
    </style:style>
    <style:style style:name="P7" style:family="paragraph" style:parent-style-name="Standard">
      <style:text-properties style:font-name="Century Schoolbook L"/>
    </style:style>
    <style:style style:name="P8" style:family="paragraph" style:parent-style-name="Standard">
      <style:text-properties style:font-name="Century Schoolbook L" officeooo:rsid="0009efdc" officeooo:paragraph-rsid="001319b8"/>
    </style:style>
    <style:style style:name="P9" style:family="paragraph" style:parent-style-name="Text_20_body">
      <style:text-properties officeooo:rsid="0011b479" officeooo:paragraph-rsid="0011b479"/>
    </style:style>
    <style:style style:name="P10" style:family="paragraph" style:parent-style-name="Text_20_body">
      <style:text-properties officeooo:rsid="0011b479" officeooo:paragraph-rsid="001319b8"/>
    </style:style>
    <style:style style:name="P11" style:family="paragraph" style:parent-style-name="Text_20_body">
      <style:text-properties officeooo:paragraph-rsid="001319b8"/>
    </style:style>
    <style:style style:name="P12" style:family="paragraph" style:parent-style-name="Text_20_body">
      <style:text-properties fo:color="#339966" style:font-name="Century Schoolbook L" fo:font-size="12pt" style:text-underline-style="none" officeooo:rsid="001319b8" officeooo:paragraph-rsid="001319b8" style:font-size-asian="10.5pt" style:font-size-complex="12pt"/>
    </style:style>
    <style:style style:name="P13" style:family="paragraph" style:parent-style-name="Text_20_body">
      <style:text-properties fo:color="#003366" style:font-name="Century Schoolbook L" fo:font-size="12pt" style:text-underline-style="none" officeooo:rsid="0009efdc" officeooo:paragraph-rsid="001319b8" style:font-size-asian="10.5pt" style:font-size-complex="12pt"/>
    </style:style>
    <style:style style:name="P14" style:family="paragraph" style:parent-style-name="Text_20_body">
      <style:text-properties fo:color="#000000" style:font-name="Century Schoolbook L" fo:font-size="12pt" style:text-underline-style="solid" style:text-underline-width="auto" style:text-underline-color="font-color" officeooo:rsid="0009efdc" officeooo:paragraph-rsid="001319b8" style:font-size-asian="10.5pt" style:font-size-complex="12pt"/>
    </style:style>
    <style:style style:name="P15" style:family="paragraph" style:parent-style-name="Text_20_body">
      <style:paragraph-properties fo:text-align="center" style:justify-single-word="false"/>
    </style:style>
    <style:style style:name="P16" style:family="paragraph" style:parent-style-name="Text_20_body">
      <style:text-properties style:font-name="Century Schoolbook L"/>
    </style:style>
    <style:style style:name="P17" style:family="paragraph" style:parent-style-name="Text_20_body">
      <style:text-properties style:font-name="Century Schoolbook L" officeooo:rsid="0011b479" officeooo:paragraph-rsid="0011b479"/>
    </style:style>
    <style:style style:name="P18" style:family="paragraph" style:parent-style-name="Text_20_body">
      <style:paragraph-properties fo:text-align="center" style:justify-single-word="false"/>
      <style:text-properties style:font-name="Century Schoolbook L" officeooo:rsid="0011b479" officeooo:paragraph-rsid="0011b479"/>
    </style:style>
    <style:style style:name="P19" style:family="paragraph" style:parent-style-name="Text_20_body">
      <style:text-properties style:font-name="Century Schoolbook L" officeooo:rsid="0011b479" officeooo:paragraph-rsid="001319b8"/>
    </style:style>
    <style:style style:name="P20" style:family="paragraph" style:parent-style-name="Text_20_body">
      <style:paragraph-properties fo:text-align="center" style:justify-single-word="false"/>
      <style:text-properties style:font-name="Century Schoolbook L" fo:font-size="15pt" officeooo:rsid="0011b479" officeooo:paragraph-rsid="0011b479" style:font-size-asian="15pt" style:font-size-complex="15pt"/>
    </style:style>
    <style:style style:name="P21" style:family="paragraph" style:parent-style-name="Text_20_body">
      <style:text-properties style:font-name="Century Schoolbook L" fo:font-size="15pt" officeooo:rsid="0011b479" officeooo:paragraph-rsid="0011b479" style:font-size-asian="15pt" style:font-size-complex="15pt"/>
    </style:style>
    <style:style style:name="P22" style:family="paragraph" style:parent-style-name="Text_20_body">
      <style:text-properties style:font-name="Century Schoolbook L" officeooo:paragraph-rsid="001319b8"/>
    </style:style>
    <style:style style:name="P23" style:family="paragraph" style:parent-style-name="Text_20_body">
      <style:text-properties style:font-name="Century Schoolbook L" fo:font-size="12pt" officeooo:rsid="0011b479" officeooo:paragraph-rsid="0011b479" style:font-size-asian="12pt" style:font-size-complex="12pt"/>
    </style:style>
    <style:style style:name="P24" style:family="paragraph" style:parent-style-name="Heading_20_1">
      <style:paragraph-properties fo:text-align="center" style:justify-single-word="false"/>
      <style:text-properties style:font-name="Century Schoolbook L"/>
    </style:style>
    <style:style style:name="P25" style:family="paragraph" style:parent-style-name="Heading_20_2">
      <style:text-properties fo:color="#000000" style:font-name="Century Schoolbook L" fo:font-size="12pt" style:text-underline-style="solid" style:text-underline-width="auto" style:text-underline-color="font-color" officeooo:rsid="0009efdc" officeooo:paragraph-rsid="001319b8" style:font-size-asian="10.5pt" style:font-size-complex="12pt"/>
    </style:style>
    <style:style style:name="P26" style:family="paragraph" style:parent-style-name="Heading_20_2">
      <style:text-properties fo:color="#990066" style:font-name="Century Schoolbook L" fo:font-size="12pt" style:text-underline-style="solid" style:text-underline-width="auto" style:text-underline-color="font-color" officeooo:rsid="0009efdc" officeooo:paragraph-rsid="001319b8" style:font-size-asian="10.5pt" style:font-size-complex="12pt"/>
    </style:style>
    <style:style style:name="P27" style:family="paragraph" style:parent-style-name="Heading_20_2">
      <style:text-properties fo:color="#3465a4" style:font-name="Century Schoolbook L" fo:font-size="16pt" style:text-underline-style="solid" style:text-underline-width="auto" style:text-underline-color="font-color" officeooo:rsid="001319b8" officeooo:paragraph-rsid="001319b8" style:font-size-asian="16pt" style:font-size-complex="16pt"/>
    </style:style>
    <style:style style:name="P28" style:family="paragraph" style:parent-style-name="Heading_20_2">
      <style:paragraph-properties fo:text-align="center" style:justify-single-word="false"/>
      <style:text-properties style:font-name="Century Schoolbook L"/>
    </style:style>
    <style:style style:name="P29" style:family="paragraph" style:parent-style-name="Heading_20_2">
      <style:paragraph-properties fo:text-align="center" style:justify-single-word="false"/>
      <style:text-properties style:font-name="Century Schoolbook L" officeooo:rsid="0011b479" officeooo:paragraph-rsid="0011b479"/>
    </style:style>
    <style:style style:name="P30" style:family="paragraph" style:parent-style-name="Preformatted_20_Text">
      <style:text-properties officeooo:rsid="0011b479" officeooo:paragraph-rsid="0011b479"/>
    </style:style>
    <style:style style:name="P31" style:family="paragraph" style:parent-style-name="Preformatted_20_Text">
      <style:text-properties fo:font-size="12pt" officeooo:rsid="0011b479" officeooo:paragraph-rsid="0011b479" style:font-size-asian="10.5pt" style:font-size-complex="12pt"/>
    </style:style>
    <style:style style:name="P32" style:family="paragraph" style:parent-style-name="Preformatted_20_Text">
      <style:text-properties fo:color="#339966" fo:font-size="12pt" style:text-underline-style="none" officeooo:rsid="0009efdc" officeooo:paragraph-rsid="001319b8" style:font-size-asian="10.5pt" style:font-size-complex="12pt"/>
    </style:style>
    <style:style style:name="P33" style:family="paragraph" style:parent-style-name="Preformatted_20_Text">
      <style:text-properties fo:color="#339966" fo:font-size="12pt" style:text-underline-style="none" officeooo:rsid="001319b8" officeooo:paragraph-rsid="001319b8" style:font-size-asian="10.5pt" style:font-size-complex="12pt"/>
    </style:style>
    <style:style style:name="P34" style:family="paragraph" style:parent-style-name="Preformatted_20_Text">
      <style:text-properties fo:color="#339966" style:font-name="Century Schoolbook L" fo:font-size="12pt" style:text-underline-style="none" officeooo:rsid="001319b8" officeooo:paragraph-rsid="001319b8" style:font-size-asian="10.5pt" style:font-size-complex="12pt"/>
    </style:style>
    <style:style style:name="P35" style:family="paragraph" style:parent-style-name="Preformatted_20_Text">
      <style:text-properties fo:color="#339966" style:font-name="Century Schoolbook L" fo:font-size="16pt" style:text-underline-style="none" officeooo:rsid="001319b8" officeooo:paragraph-rsid="001319b8" style:font-size-asian="16pt" style:font-size-complex="16pt"/>
    </style:style>
    <style:style style:name="P36" style:family="paragraph" style:parent-style-name="Preformatted_20_Text">
      <style:text-properties fo:color="#003366" style:font-name="Century Schoolbook L" fo:font-size="12pt" officeooo:paragraph-rsid="001319b8" style:font-size-asian="12pt" style:font-size-complex="12pt"/>
    </style:style>
    <style:style style:name="P37" style:family="paragraph" style:parent-style-name="Preformatted_20_Text">
      <style:text-properties fo:color="#3465a4" style:font-name="Century Schoolbook L" fo:font-size="16pt" style:text-underline-style="none" officeooo:rsid="001319b8" officeooo:paragraph-rsid="001319b8" style:font-size-asian="16pt" style:font-size-complex="16pt"/>
    </style:style>
    <style:style style:name="P38" style:family="paragraph" style:parent-style-name="Preformatted_20_Text">
      <style:text-properties style:font-name="Century Schoolbook L" fo:font-size="12pt" officeooo:rsid="0011b479" officeooo:paragraph-rsid="0011b479" style:font-size-asian="10.5pt" style:font-size-complex="12pt"/>
    </style:style>
    <style:style style:name="P39" style:family="paragraph" style:parent-style-name="Preformatted_20_Text">
      <style:text-properties fo:color="#004586" style:font-name="Century Schoolbook L" fo:font-size="12pt" style:text-underline-style="none" officeooo:rsid="00132c67" officeooo:paragraph-rsid="00132c67" style:font-size-asian="10.5pt" style:font-size-complex="12pt"/>
    </style:style>
    <style:style style:name="P40" style:family="paragraph" style:parent-style-name="Preformatted_20_Text">
      <style:text-properties fo:color="#333300" style:font-name="Century Schoolbook L" fo:font-size="12pt" style:text-underline-style="none" officeooo:rsid="001319b8" officeooo:paragraph-rsid="001319b8" style:font-size-asian="10.5pt" style:font-size-complex="12pt"/>
    </style:style>
    <style:style style:name="P41" style:family="paragraph" style:parent-style-name="Preformatted_20_Text">
      <style:paragraph-properties fo:margin-top="0cm" fo:margin-bottom="0.499cm" style:contextual-spacing="false"/>
    </style:style>
    <style:style style:name="P42" style:family="paragraph" style:parent-style-name="Preformatted_20_Text">
      <style:paragraph-properties fo:margin-top="0cm" fo:margin-bottom="0.499cm" style:contextual-spacing="false"/>
      <style:text-properties fo:color="#339966" style:font-name="Century Schoolbook L" fo:font-size="12pt" style:text-underline-style="none" officeooo:rsid="001319b8" style:font-size-asian="10.5pt" style:font-size-complex="12pt"/>
    </style:style>
    <style:style style:name="P43" style:family="paragraph" style:parent-style-name="Preformatted_20_Text">
      <style:paragraph-properties fo:margin-top="0cm" fo:margin-bottom="0.499cm" style:contextual-spacing="false"/>
      <style:text-properties fo:color="#003366" style:font-name="Century Schoolbook L" fo:font-size="12pt" officeooo:paragraph-rsid="001319b8" style:font-size-asian="12pt" style:font-size-complex="12pt"/>
    </style:style>
    <style:style style:name="P44" style:family="paragraph" style:parent-style-name="Preformatted_20_Text">
      <style:paragraph-properties fo:margin-top="0cm" fo:margin-bottom="0.499cm" style:contextual-spacing="false"/>
      <style:text-properties officeooo:paragraph-rsid="0014aa56"/>
    </style:style>
    <style:style style:name="T1" style:family="text">
      <style:text-properties officeooo:rsid="0011b479"/>
    </style:style>
    <style:style style:name="T2" style:family="text">
      <style:text-properties fo:color="#000000"/>
    </style:style>
    <style:style style:name="T3" style:family="text">
      <style:text-properties officeooo:rsid="001319b8"/>
    </style:style>
    <style:style style:name="T4" style:family="text">
      <style:text-properties fo:color="#003366"/>
    </style:style>
    <style:style style:name="T5" style:family="text">
      <style:text-properties fo:color="#003366" style:font-name="Century Schoolbook L"/>
    </style:style>
    <style:style style:name="T6" style:family="text">
      <style:text-properties fo:color="#003366" style:font-name="Century Schoolbook L" officeooo:rsid="00132c67"/>
    </style:style>
    <style:style style:name="T7" style:family="text">
      <style:text-properties fo:color="#003366" style:font-name="Century Schoolbook L" fo:font-size="12pt" style:font-size-asian="12pt" style:font-size-complex="12pt"/>
    </style:style>
    <style:style style:name="T8" style:family="text">
      <style:text-properties fo:color="#003366" style:font-name="Century Schoolbook L" style:font-size-asian="12pt"/>
    </style:style>
    <style:style style:name="T9" style:family="text">
      <style:text-properties fo:color="#193300"/>
    </style:style>
    <style:style style:name="T10" style:family="text">
      <style:text-properties fo:color="#193300" style:font-name="Century Schoolbook L"/>
    </style:style>
    <style:style style:name="T11" style:family="text">
      <style:text-properties fo:color="#3465a4"/>
    </style:style>
    <style:style style:name="T12" style:family="text">
      <style:text-properties fo:color="#3465a4" style:font-name="Century Schoolbook L"/>
    </style:style>
    <style:style style:name="T13" style:family="text">
      <style:text-properties fo:color="#ff950e"/>
    </style:style>
    <style:style style:name="T14" style:family="text">
      <style:text-properties fo:color="#007826"/>
    </style:style>
    <style:style style:name="T15" style:family="text">
      <style:text-properties fo:color="#007826" officeooo:rsid="001319b8"/>
    </style:style>
    <style:style style:name="T16" style:family="text">
      <style:text-properties fo:color="#007826" style:font-name="Century Schoolbook L"/>
    </style:style>
    <style:style style:name="T17" style:family="text">
      <style:text-properties fo:color="#007826" style:font-name="Century Schoolbook L" officeooo:rsid="001319b8"/>
    </style:style>
    <style:style style:name="T18" style:family="text">
      <style:text-properties fo:color="#007826" style:font-name="Century Schoolbook L" fo:font-size="12pt" style:font-size-asian="12pt" style:font-size-complex="12pt"/>
    </style:style>
    <style:style style:name="T19" style:family="text">
      <style:text-properties fo:color="#007826" style:font-name="Century Schoolbook L" fo:font-size="12pt" officeooo:rsid="001319b8" style:font-size-asian="12pt" style:font-size-complex="12pt"/>
    </style:style>
    <style:style style:name="T20" style:family="text">
      <style:text-properties style:font-name="Century Schoolbook L"/>
    </style:style>
    <style:style style:name="T21" style:family="text">
      <style:text-properties style:font-name="Century Schoolbook L" officeooo:rsid="0011b479"/>
    </style:style>
    <style:style style:name="T22" style:family="text">
      <style:text-properties officeooo:rsid="0014aa56"/>
    </style:style>
    <style:style style:name="T23" style:family="text">
      <style:text-properties fo:color="#004586"/>
    </style:style>
    <style:style style:name="T24" style:family="text">
      <style:text-properties fo:color="#004586" officeooo:rsid="0014aa56"/>
    </style:style>
    <style:style style:name="T25" style:family="text">
      <style:text-properties fo:color="#333300" officeooo:rsid="0014aa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HAProxy to Set Up MySQL Load <text:s text:c="10"/>Balancing </text:h>
      <text:p text:style-name="P7"/>
      <text:p text:style-name="P7"/>
      <text:p text:style-name="P7"/>
      <text:p text:style-name="P7"/>
      <text:p text:style-name="P7"/>
      <text:p text:style-name="P15"><text:span text:style-name="Strong_20_Emphasis"><text:span text:style-name="T21">system</text:span></text:span><text:span text:style-name="Strong_20_Emphasis"><text:span text:style-name="T20">1 - Load Balancer</text:span></text:span><text:span text:style-name="T20"><text:line-break/>Hostname: haproxy <text:line-break/>OS: Ubuntu Private IP: </text:span><text:span text:style-name="T21">192.168.1.239</text:span></text:p>
      <text:p text:style-name="P15"><text:span text:style-name="Strong_20_Emphasis"><text:span text:style-name="T21">system2</text:span></text:span><text:span text:style-name="Strong_20_Emphasis"><text:span text:style-name="T20"> <text:s/>- Node 1</text:span></text:span><text:span text:style-name="T20"><text:line-break/>Hostname: </text:span><text:span text:style-name="T21">master1.com</text:span><text:span text:style-name="T20"> <text:line-break/>OS: Debian 7 Private IP: </text:span><text:span text:style-name="T21">192.168.1.59</text:span></text:p>
      <text:p text:style-name="P15"><text:span text:style-name="Strong_20_Emphasis"><text:span text:style-name="T21">system3</text:span></text:span><text:span text:style-name="Strong_20_Emphasis"><text:span text:style-name="T20"> - Node 2</text:span></text:span><text:span text:style-name="T20"> <text:line-break/>Hostname: </text:span><text:span text:style-name="T21">master2.com</text:span><text:span text:style-name="T20"> <text:line-break/>OS: Debian 7 Private IP: </text:span><text:span text:style-name="T21">192.168.1.62</text:span></text:p>
      <text:p text:style-name="P16"/>
      <text:h text:style-name="P28" text:outline-level="2"><text:bookmark text:name="prepare-mysql-servers"/>Prepare MySQL Servers</text:h>
      <text:p text:style-name="P16"/>
      <text:p text:style-name="P17">Mysql servers are already configured</text:p>
      <text:p text:style-name="P17">checked with master master replication</text:p>
      <text:p text:style-name="P17">so we just change 1 master it will also that same change other master</text:p>
      <text:p text:style-name="P17">in master1 mysql</text:p>
      <text:p text:style-name="P17"/>
      <text:p text:style-name="P17">We need to prepare the MySQL servers by creating two additional users for HAProxy. The first user will be used by HAProxy to check the status of a server.</text:p>
      <text:p text:style-name="P17"/>
      <text:p text:style-name="P30"><text:span text:style-name="Source_20_Text"><text:span text:style-name="T7">root@master1# mysql -u root -p -e "INSERT INTO mysql.user (Host,User) values ('192.168.1.235','haproxy_check'); FLUSH PRIVILEGES;"</text:span></text:span></text:p>
      <text:p text:style-name="P17"/>
      <text:p text:style-name="P17">A MySQL user is needed with root privileges when accessing the MySQL cluster from <text:soft-page-break/>HAProxy. The default root user on all the servers are allowed to login only locally.with privilages</text:p>
      <text:p text:style-name="P17"/>
      <text:p text:style-name="P30"><text:span text:style-name="Source_20_Text"><text:span text:style-name="T7">root@master1# mysql -u root -p -e "GRANT ALL PRIVILEGES ON *.* TO 'haproxy_root'@'192.168.1.235' IDENTIFIED BY 'password' WITH GRANT OPTION; FLUSH PRIVILEGES"</text:span></text:span></text:p>
      <text:p text:style-name="P17"/>
      <text:p text:style-name="P9"><text:span text:style-name="T20">Replace </text:span><text:span text:style-name="Strong_20_Emphasis"><text:span text:style-name="T20">haproxy_root</text:span></text:span><text:span text:style-name="T20"> and </text:span><text:span text:style-name="Strong_20_Emphasis"><text:span text:style-name="T20">password</text:span></text:span><text:span text:style-name="T20"> with your own secure values.</text:span></text:p>
      <text:p text:style-name="P17"/>
      <text:p text:style-name="P17"/>
      <text:p text:style-name="P17"/>
      <text:p text:style-name="P20">HAPROXY machine</text:p>
      <text:p text:style-name="P21"/>
      <text:p text:style-name="P23">MySQL client has to be installed on the HAProxy droplet to test connectivity.</text:p>
      <text:p text:style-name="P31"><text:span text:style-name="Source_20_Text"><text:span text:style-name="T8">root@haproxy# apt-get install mysql-client</text:span></text:span></text:p>
      <text:p text:style-name="P38"/>
      <text:p text:style-name="P31"><text:span text:style-name="Source_20_Text"><text:span text:style-name="T20"/></text:span></text:p>
      <text:p text:style-name="P31"><text:span text:style-name="Source_20_Text"><text:span text:style-name="T5">root@haproxy# mysql -h 192.168.1.59 -u haproxy_root -p -e "SHOW DATABASES"</text:span></text:span></text:p>
      <text:p text:style-name="P31"><text:span text:style-name="Source_20_Text"><text:span text:style-name="T5">root@haproxy# mysql -h 192.168.1.62 -u haproxy_root -p -e "SHOW DATABASES"</text:span></text:span></text:p>
      <text:p text:style-name="P38"/>
      <text:p text:style-name="P17">This should display a list of MySQL databases.</text:p>
      <text:p text:style-name="P17"/>
      <text:p text:style-name="P17"/>
      <text:h text:style-name="P29" text:outline-level="2"><text:bookmark text:name="installing-haproxy1"/>Installing HAProxy</text:h>
      <text:p text:style-name="P18"/>
      <text:p text:style-name="P8"/>
      <text:p text:style-name="P1">install process front end</text:p>
      <text:p text:style-name="P1"/>
      <text:h text:style-name="P25" text:outline-level="2">Instructions for latest release </text:h>
      <text:p text:style-name="P14"/>
      <text:p text:style-name="P11"><text:span text:style-name="T20">You need to enable a </text:span><text:a xlink:type="simple" xlink:href="https://launchpad.net/%7Evbernat/+archive/haproxy-1.6"><text:span text:style-name="T20">dedicated PPA</text:span></text:a><text:span text:style-name="T20"> with the following command: </text:span></text:p>
      <text:p text:style-name="P11"><text:span text:style-name="T20"/></text:p>
      <text:p text:style-name="P36"><text:soft-page-break/># apt-get install software-properties-common</text:p>
      <text:p text:style-name="P43"># add-apt-repository ppa:vbernat/haproxy-1.6</text:p>
      <text:p text:style-name="P22">Then, use the following commands: </text:p>
      <text:p text:style-name="P36"># apt-get update</text:p>
      <text:p text:style-name="P43"># apt-get install haproxy</text:p>
      <text:p text:style-name="P10"><text:span text:style-name="T20">You will get the </text:span><text:span text:style-name="Emphasis"><text:span text:style-name="T20">latest</text:span></text:span><text:span text:style-name="T20"> release of HAProxy 1.6. </text:span></text:p>
      <text:p text:style-name="P19"/>
      <text:p text:style-name="P1">just check the ha proxy service status</text:p>
      <text:p text:style-name="P1"/>
      <text:p text:style-name="P4">#service haproxy status</text:p>
      <text:p text:style-name="P2"/>
      <text:p text:style-name="P2"><text:span text:style-name="T2">if shows <text:s/>#</text:span>ha proxy is not running</text:p>
      <text:p text:style-name="P2"/>
      <text:p text:style-name="P1">then its ok.....or no show anything after running that status command <text:s/></text:p>
      <text:p text:style-name="P1"/>
      <text:p text:style-name="P1">then edit </text:p>
      <text:p text:style-name="P1"/>
      <text:p text:style-name="P4">#nano /etc/default/haproxy</text:p>
      <text:p text:style-name="P2"/>
      <text:p text:style-name="P2">set</text:p>
      <text:p text:style-name="P2">enable =1</text:p>
      <text:p text:style-name="P2"/>
      <text:p text:style-name="P2"/>
      <text:p text:style-name="P2"/>
      <text:p text:style-name="P2"/>
      <text:h text:style-name="P26" text:outline-level="2"><text:bookmark text:name="configuring-haproxy"/>Configuring HAProxy</text:h>
      <text:p text:style-name="P13"/>
      <text:p text:style-name="P32"><text:span text:style-name="Source_20_Text"><text:span text:style-name="T6">#sudo </text:span></text:span><text:span text:style-name="Source_20_Text"><text:span text:style-name="T5">nano /etc/haproxy/haproxy.cfg</text:span></text:span></text:p>
      <text:p text:style-name="P2"/>
      <text:p text:style-name="P5">add this line to at the end</text:p>
      <text:p text:style-name="P5"/>
      <text:p text:style-name="P5"/>
      <text:p text:style-name="P5"/>
      <text:p text:style-name="P3">listen mysql-cluster</text:p>
      <text:p text:style-name="P3"><text:s text:c="4"/>bind *:3306</text:p>
      <text:p text:style-name="P3"><text:s text:c="4"/>mode tcp</text:p>
      <text:p text:style-name="P3"><text:s text:c="4"/>option mysql-check user haproxy_check</text:p>
      <text:p text:style-name="P3"><text:s text:c="4"/>balance roundrobin</text:p>
      <text:p text:style-name="P3"><text:s text:c="4"/>server master.com 192.168.1.59:3306 check</text:p>
      <text:p text:style-name="P3"><text:s text:c="4"/>server server.com 192.168.1.62:3306 check</text:p>
      <text:p text:style-name="P3">listen webui</text:p>
      <text:p text:style-name="P3"><text:soft-page-break/><text:s text:c="8"/>bind *:8888</text:p>
      <text:p text:style-name="P3"><text:s text:c="8"/>stats enable</text:p>
      <text:p text:style-name="P3"><text:s text:c="8"/>stats uri /</text:p>
      <text:p text:style-name="P3"><text:s text:c="8"/>mode http</text:p>
      <text:p text:style-name="P3"><text:s text:c="8"/>stats auth admin:admin</text:p>
      <text:p text:style-name="P3"/>
      <text:p text:style-name="P3"/>
      <text:p text:style-name="P3"/>
      <text:p text:style-name="P6">save</text:p>
      <text:p text:style-name="P3"/>
      <text:p text:style-name="P3"/>
      <text:p text:style-name="P3"/>
      <text:p text:style-name="P3"/>
      <text:p text:style-name="P3"/>
      <text:p text:style-name="P33"><text:span text:style-name="Source_20_Text"><text:span text:style-name="T10">root@haproxy#service haproxy start</text:span></text:span></text:p>
      <text:p text:style-name="P34"/>
      <text:p text:style-name="P34"/>
      <text:p text:style-name="P34"/>
      <text:p text:style-name="P34"/>
      <text:p text:style-name="P34"/>
      <text:p text:style-name="P34">check the GUI mode by </text:p>
      <text:p text:style-name="P34"/>
      <text:p text:style-name="P33"><text:span text:style-name="Source_20_Text"><text:span text:style-name="T12">http://&lt;Public IP of Load Balancer&gt;:8888/</text:span></text:span></text:p>
      <text:p text:style-name="P34"/>
      <text:p text:style-name="P34"><text:s text:c="8"/>192.168.1.235</text:p>
      <text:p text:style-name="P34"/>
      <text:p text:style-name="P34"/>
      <text:p text:style-name="P34">check by command line</text:p>
      <text:p text:style-name="P34"/>
      <text:p text:style-name="P34"/>
      <text:p text:style-name="P33"><text:span text:style-name="Source_20_Text"><text:span text:style-name="T10">root@haproxy# mysql -h 192.168.1.235 -u haproxy_root -p -e "SHOW DATABASES"</text:span></text:span></text:p>
      <text:p text:style-name="P34"/>
      <text:p text:style-name="P34"/>
      <text:p text:style-name="P34"/>
      <text:p text:style-name="P34">it will show all databases</text:p>
      <text:p text:style-name="P34"/>
      <text:h text:style-name="P27" text:outline-level="2"><text:bookmark text:name="testing-load-balancing-and-failover"/>Testing Load Balancing and Failover</text:h>
      <text:p text:style-name="P37"/>
      <text:p text:style-name="P35"/>
      <text:p text:style-name="P35"/>
      <text:p text:style-name="P35"/>
      <text:p text:style-name="P33"><text:span text:style-name="Source_20_Text"><text:span text:style-name="T16">root@haproxy# mysql -h 192.168.1.235 -u haproxy_root -p -e "show variables like 'server_id'"</text:span></text:span></text:p>
      <text:p text:style-name="Preformatted_20_Text"><text:span text:style-name="Source_20_Text"><text:span text:style-name="T20">+---------------+-------+</text:span></text:span></text:p>
      <text:p text:style-name="Preformatted_20_Text"><text:soft-page-break/><text:span text:style-name="Source_20_Text"><text:span text:style-name="T20">| Variable_name | Value |</text:span></text:span></text:p>
      <text:p text:style-name="Preformatted_20_Text"><text:span text:style-name="Source_20_Text"><text:span text:style-name="T20">+---------------+-------+</text:span></text:span></text:p>
      <text:p text:style-name="Preformatted_20_Text"><text:span text:style-name="Source_20_Text"><text:span text:style-name="T20">| server_id <text:s text:c="4"/>| 1 <text:s text:c="4"/>|</text:span></text:span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pan text:style-name="Source_20_Text"><text:span text:style-name="T18">root@haproxy# mysql -h </text:span></text:span><text:span text:style-name="Source_20_Text"><text:span text:style-name="T19">192.168.1.235</text:span></text:span><text:span text:style-name="Source_20_Text"><text:span text:style-name="T18"> -u haproxy_root -p -e "show variables like 'server_id'"</text:span></text:span></text:p>
      <text:p text:style-name="Preformatted_20_Text"><text:span text:style-name="Source_20_Text"><text:span text:style-name="T20">+---------------+-------+</text:span></text:span></text:p>
      <text:p text:style-name="Preformatted_20_Text"><text:span text:style-name="Source_20_Text"><text:span text:style-name="T20">| Variable_name | Value |</text:span></text:span></text:p>
      <text:p text:style-name="Preformatted_20_Text"><text:span text:style-name="Source_20_Text"><text:span text:style-name="T20">+---------------+-------+</text:span></text:span></text:p>
      <text:p text:style-name="Preformatted_20_Text"><text:span text:style-name="Source_20_Text"><text:span text:style-name="T20">| server_id <text:s text:c="4"/>| 2 <text:s text:c="4"/>|</text:span></text:span></text:p>
      <text:p text:style-name="P42"/>
      <text:p text:style-name="P34"/>
      <text:p text:style-name="P12">This demonstrates <text:span text:style-name="Strong_20_Emphasis">roundrobin</text:span> load balancing with equal weights, we'll now change the weight for <text:span text:style-name="Strong_20_Emphasis"><text:span text:style-name="T22">master1</text:span></text:span> and see the results.</text:p>
      <text:p text:style-name="Text_20_body"><text:span text:style-name="Source_20_Text">nano /etc/haproxy/haproxy.cfg</text:span></text:p>
      <text:p text:style-name="P41"><text:span text:style-name="Source_20_Text"><text:span text:style-name="T23">server mysql-2 </text:span></text:span><text:span text:style-name="Source_20_Text"><text:span text:style-name="T24">192.168.1.59</text:span></text:span><text:span text:style-name="Source_20_Text"><text:span text:style-name="T23">:3306 check weight 2</text:span></text:span></text:p>
      <text:p text:style-name="Text_20_body">Reload to apply this change.</text:p>
      <text:p text:style-name="P41"><text:span text:style-name="Source_20_Text"><text:span text:style-name="T23">service haproxy reload</text:span></text:span></text:p>
      <text:p text:style-name="P44"><text:span text:style-name="Source_20_Text"><text:span text:style-name="T25">so the weight is not the equal weight</text:span></text:span></text:p>
      <text:p text:style-name="P40"/>
      <text:p text:style-name="P34"/>
      <text:p text:style-name="P34"/>
      <text:p text:style-name="P34"/>
      <text:p text:style-name="P34"/>
      <text:p text:style-name="P34"/>
      <text:p text:style-name="P39">reffer link below</text:p>
      <text:p text:style-name="P39"/>
      <text:p text:style-name="P39"><text:a xlink:type="simple" xlink:href="https://www.digitalocean.com/community/tutorials/how-to-use-haproxy-to-set-up-mysql-load-balancing--3">https://www.digitalocean.com/community/tutorials/how-to-use-haproxy-to-set-up-mysql-load-balancing--3</text:a></text:p>
      <text:p text:style-name="P39"/>
      <text:p text:style-name="P39"/>
      <text:p text:style-name="P39"/>
      <text:p text:style-name="P39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/>
      <text:p text:style-name="P33"><text:span text:style-name="Source_20_Text"><text:span text:style-name="T20"/></text:span></text:p>
      <text:p text:style-name="P3"/>
      <text:p text:style-name="P3"/>
      <text:p text:style-name="P2"/>
      <text:p text:style-name="P2"/>
      <text:p text:style-name="P2"/>
      <text:p text:style-name="P2"/>
      <text:p text:style-name="P19"/>
      <text:p text:style-name="P19"/>
      <text:p text:style-name="P17"/>
      <text:p text:style-name="P17"/>
      <text:p text:style-name="P17"/>
      <text:p text:style-name="P17"/>
      <text:p text:style-name="P16"><text:bookmark text:name="installing-haproxy"/></text:p>
      <text:p text:style-name="P17"/>
      <text:p text:style-name="P17"/>
      <text:p text:style-name="P17"/>
      <text:p text:style-name="P17"/>
      <text:p text:style-name="P17"/>
      <text:p text:style-name="P17"/>
      <text:p text:style-name="P16"/>
      <text:p text:style-name="P16"/>
      <text:p text:style-name="P16"/>
      <text:p text:style-name="P16"/>
      <text:p text:style-name="P16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15:45:22.341328166</meta:creation-date>
    <dc:date>2016-11-09T16:29:52.648266613</dc:date>
    <meta:editing-duration>PT29M18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6" meta:paragraph-count="81" meta:word-count="495" meta:character-count="3519" meta:non-whitespace-character-count="2988"/>
  </office:meta>
</office:document-meta>
</file>